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5D84F6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4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7" style:family="paragraph" style:parent-style-name="Standard">
      <style:text-properties officeooo:paragraph-rsid="001c2594"/>
    </style:style>
    <style:style style:name="P18" style:family="paragraph" style:parent-style-name="Standard">
      <style:text-properties officeooo:rsid="002453de" officeooo:paragraph-rsid="002453de"/>
    </style:style>
    <style:style style:name="P19" style:family="paragraph" style:parent-style-name="Standard">
      <style:text-properties officeooo:rsid="002a022a" officeooo:paragraph-rsid="002a022a"/>
    </style:style>
    <style:style style:name="P20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1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Heading_20_2" style:list-style-name="">
      <style:paragraph-properties fo:orphans="2" fo:widows="2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1">
      <style:text-properties officeooo:rsid="002a022a" officeooo:paragraph-rsid="002a022a"/>
    </style:style>
    <style:style style:name="P26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27" style:family="paragraph" style:parent-style-name="Heading_20_1" style:master-page-name="First_20_Page">
      <style:paragraph-properties style:page-number="auto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Standard" style:list-style-name="L3"/>
    <style:style style:name="P30" style:family="paragraph" style:parent-style-name="Standard" style:list-style-name="L3">
      <style:text-properties style:font-name="Times New Roman1"/>
    </style:style>
    <style:style style:name="P31" style:family="paragraph" style:parent-style-name="Standard" style:master-page-name="StdPortrait">
      <style:paragraph-properties style:page-number="auto"/>
    </style:style>
    <style:style style:name="P3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style:writing-mode="lr-tb"/>
    </style:style>
    <style:style style:name="P34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officeooo:rsid="003a0848"/>
    </style:style>
    <style:style style:name="T2" style:family="text">
      <style:text-properties fo:font-size="8pt" style:font-size-asian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fo:font-size="8pt" officeooo:rsid="0032d21d" style:font-size-asian="8pt" style:font-size-complex="8pt"/>
    </style:style>
    <style:style style:name="T6" style:family="text">
      <style:text-properties fo:font-size="8pt" officeooo:rsid="0032d21d" style:font-size-asian="8pt"/>
    </style:style>
    <style:style style:name="T7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fo:font-size="9pt" style:font-size-asian="9pt"/>
    </style:style>
    <style:style style:name="T10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1" style:family="text">
      <style:text-properties officeooo:rsid="002c7ff0"/>
    </style:style>
    <style:style style:name="T12" style:family="text">
      <style:text-properties officeooo:rsid="00218c75"/>
    </style:style>
    <style:style style:name="T13" style:family="text">
      <style:text-properties officeooo:rsid="002268db"/>
    </style:style>
    <style:style style:name="T14" style:family="text">
      <style:text-properties officeooo:rsid="002453de"/>
    </style:style>
    <style:style style:name="T15" style:family="text">
      <style:text-properties officeooo:rsid="0025e5ae"/>
    </style:style>
    <style:style style:name="T16" style:family="text">
      <style:text-properties officeooo:rsid="002a022a"/>
    </style:style>
    <style:style style:name="T17" style:family="text">
      <style:text-properties officeooo:rsid="002be2f4"/>
    </style:style>
    <style:style style:name="T18" style:family="text">
      <style:text-properties officeooo:rsid="0031a059"/>
    </style:style>
    <style:style style:name="T19" style:family="text">
      <style:text-properties officeooo:rsid="0034e515"/>
    </style:style>
    <style:style style:name="T20" style:family="text">
      <style:text-properties officeooo:rsid="003971c4"/>
    </style:style>
    <style:style style:name="T21" style:family="text">
      <style:text-properties officeooo:rsid="003a0848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Arial Unicode MS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40666338931104" text:id="ct140666338931104">
          <text:insertion>
            <office:change-info>
              <dc:creator>Stuart Baker</dc:creator>
              <dc:date>2015-10-17T16:14:00</dc:date>
            </office:change-info>
          </text:insertion>
        </text:changed-region>
        <text:changed-region xml:id="ct140666331561120" text:id="ct140666331561120">
          <text:insertion>
            <office:change-info>
              <dc:creator>Stuart Baker</dc:creator>
              <dc:date>2015-10-17T16:11:00</dc:date>
            </office:change-info>
          </text:insertion>
        </text:changed-region>
        <text:changed-region xml:id="ct140666395302512" text:id="ct140666395302512">
          <text:insertion>
            <office:change-info>
              <dc:creator>Stuart Baker</dc:creator>
              <dc:date>2015-10-17T17:15:00</dc:date>
            </office:change-info>
          </text:insertion>
        </text:changed-region>
        <text:changed-region xml:id="ct140666391496032" text:id="ct140666391496032">
          <text:deletion>
            <office:change-info>
              <dc:creator>Stuart Baker</dc:creator>
              <dc:date>2015-10-17T17:15:00</dc:date>
            </office:change-info>
            <text:p text:style-name="Table_20_Contents"><text:span text:style-name="T1">d</text:span></text:p>
          </text:deletion>
        </text:changed-region>
        <text:changed-region xml:id="ct140666454214528" text:id="ct140666454214528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140666454177456" text:id="ct140666454177456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140666395059456" text:id="ct140666395059456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140666453935024" text:id="ct140666453935024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140666398467056" text:id="ct140666398467056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140666394627344" text:id="ct140666394627344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140666391473424" text:id="ct140666391473424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140666336793456" text:id="ct140666336793456">
          <text:insertion>
            <office:change-info>
              <dc:creator>David P Harris</dc:creator>
              <dc:date>2015-10-17T18:00:00</dc:date>
            </office:change-info>
          </text:insertion>
        </text:changed-region>
        <text:changed-region xml:id="ct140666455279712" text:id="ct140666455279712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140666395098896" text:id="ct140666395098896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140666453652272" text:id="ct140666453652272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140666395053232" text:id="ct140666395053232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140666391257056" text:id="ct140666391257056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140666394885936" text:id="ct140666394885936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140666391155120" text:id="ct140666391155120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140666394540560" text:id="ct140666394540560">
          <text:insertion>
            <office:change-info>
              <dc:creator>Stuart Baker</dc:creator>
              <dc:date>2015-10-17T16:59:00</dc:date>
            </office:change-info>
          </text:insertion>
        </text:changed-region>
        <text:changed-region xml:id="ct140666391037072" text:id="ct140666391037072">
          <text:insertion>
            <office:change-info>
              <dc:creator>Stuart Baker</dc:creator>
              <dc:date>2015-10-17T16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Introduction (Informative)</text:h>
      <text:p text:style-name="Standard">This <text:span text:style-name="T15">s</text:span><text:span text:style-name="T8">tandard</text:span> describes the format and allocation of OpenLCB <text:span text:style-name="T12">E</text:span>vent <text:span text:style-name="T12">I</text:span>dentifiers (<text:span text:style-name="T12">E</text:span>vent IDs). It is not specific to any wire protocol.</text:p>
      <text:h text:style-name="P25" text:outline-level="1">Intended use (Informative)</text:h>
      <text:p text:style-name="P19">This standard defines the fo<text:span text:style-name="T17">r</text:span>mat and allocation of Event Identifiers. <text:s/>Event Identifiers are typically used with the Event Transport protocol <text:span text:style-name="T17">and are globally unique.</text:span></text:p>
      <text:h text:style-name="Heading_20_1" text:outline-level="1">References and Context <text:span text:style-name="T16">(Normative</text:span>)</text:h>
      <text:p text:style-name="Standard">This S<text:span text:style-name="T8">tandard</text:span> is in the context of the following OpenLCB Standards:</text:p>
      <text:list xml:id="list3987671872893130704" text:style-name="L3">
        <text:list-item>
          <text:p text:style-name="P30">The Message Network Standard, which <text:span text:style-name="T10">defines the basic messages and how they interact. Higher-level protocols are based on this message network, but are defined elsewhere.</text:span></text:p>
        </text:list-item>
        <text:list-item>
          <text:p text:style-name="P29">The Event Transport Standard, which defines the protocol for transporting events.</text:p>
        </text:list-item>
        <text:list-item>
          <text:p text:style-name="P29">The Unique Identifiers Standard w<text:span text:style-name="T18">hi</text:span>ch defines the format and allocation of unique 48-bit identifiers.</text:p>
        </text:list-item>
      </text:list>
      <text:h text:style-name="Heading_20_1" text:outline-level="1">Format<text:change-start text:change-id="ct140666338931104"/> <text:span text:style-name="T19">(Normative)</text:span><text:change-end text:change-id="ct140666338931104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17">The order of bytes in an OpenLCB <text:span text:style-name="T13">E</text:span>vent I<text:span text:style-name="T13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1">Within the tables below, byte 1 is considered the most-significant byte, while byte 8 is considered the least significant byte.</text:span></text:p>
      <text:h text:style-name="P26" text:outline-level="1"/>
      <text:h text:style-name="P28" text:outline-level="1">Allocation<text:change-start text:change-id="ct140666331561120"/> <text:span text:style-name="T19">(Normative)</text:span><text:change-end text:change-id="ct140666331561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1">Suffix</text:p>
          </table:table-cell>
          <table:covered-table-cell/>
          <table:table-cell table:style-name="Table5.I1" table:number-rows-spanned="2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1">Byte 1</text:p>
          </table:table-cell>
          <table:table-cell table:style-name="Table5.A2" office:value-type="string">
            <text:p text:style-name="P11">Byte 2</text:p>
          </table:table-cell>
          <table:table-cell table:style-name="Table5.A2" office:value-type="string">
            <text:p text:style-name="P11">Byte 3</text:p>
          </table:table-cell>
          <table:table-cell table:style-name="Table5.A2" office:value-type="string">
            <text:p text:style-name="P11">Byte 4</text:p>
          </table:table-cell>
          <table:table-cell table:style-name="Table5.A2" office:value-type="string">
            <text:p text:style-name="P11">Byte 5</text:p>
          </table:table-cell>
          <table:table-cell table:style-name="Table5.A2" office:value-type="string">
            <text:p text:style-name="P11">Byte 6</text:p>
          </table:table-cell>
          <table:table-cell table:style-name="Table5.A2" office:value-type="string">
            <text:p text:style-name="P11">Byte 7</text:p>
          </table:table-cell>
          <table:table-cell table:style-name="Table5.A2" office:value-type="string">
            <text:p text:style-name="P11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2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2">*</text:p>
          </table:table-cell>
          <table:table-cell table:style-name="Table5.H3" office:value-type="string">
            <text:p text:style-name="P12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24" text:outline-level="2">Well-Known Automatically-Routed</text:h>
      <text:p text:style-name="P18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1">Suffix</text:p>
          </table:table-cell>
          <table:covered-table-cell/>
          <table:table-cell table:style-name="Table2.I1" table:number-rows-spanned="2" office:value-type="string">
            <text:p text:style-name="P11">Description</text:p>
          </table:table-cell>
        </table:table-row>
        <table:table-row table:style-name="Table2.1">
          <table:table-cell table:style-name="Table2.A2" office:value-type="string">
            <text:p text:style-name="P11">Byte 1</text:p>
          </table:table-cell>
          <table:table-cell table:style-name="Table2.A2" office:value-type="string">
            <text:p text:style-name="P11">Byte 2</text:p>
          </table:table-cell>
          <table:table-cell table:style-name="Table2.A2" office:value-type="string">
            <text:p text:style-name="P11">Byte 3</text:p>
          </table:table-cell>
          <table:table-cell table:style-name="Table2.A2" office:value-type="string">
            <text:p text:style-name="P11">Byte 4</text:p>
          </table:table-cell>
          <table:table-cell table:style-name="Table2.A2" office:value-type="string">
            <text:p text:style-name="P11">Byte 5</text:p>
          </table:table-cell>
          <table:table-cell table:style-name="Table2.A2" office:value-type="string">
            <text:p text:style-name="P11">Byte 6</text:p>
          </table:table-cell>
          <table:table-cell table:style-name="Table2.A2" office:value-type="string">
            <text:p text:style-name="P11">Byte 7</text:p>
          </table:table-cell>
          <table:table-cell table:style-name="Table2.A2" office:value-type="string">
            <text:p text:style-name="P11">Byte 8</text:p>
          </table:table-cell>
          <table:covered-table-cell/>
        </table:table-row>
        <table:table-row>
          <table:table-cell table:style-name="Table2.H12" table:number-rows-spanned="10" office:value-type="string">
            <text:p text:style-name="P12">01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E</text:p>
          </table:table-cell>
          <table:table-cell table:style-name="Table2.H12" office:value-type="string">
            <text:p text:style-name="P12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4</text:p>
          </table:table-cell>
          <table:table-cell table:style-name="Table2.I12" office:value-type="string">
            <text:p text:style-name="Table_20_Contents">Link error code 4</text:p>
          </table:table-cell>
        </table:table-row>
      </table:table>
      <text:h text:style-name="P23" text:outline-level="2"/>
      <text:h text:style-name="P24" text:outline-level="2">Well-Known</text:h>
      <text:p text:style-name="Standard">The following <text:span text:style-name="T14">E</text:span>vent <text:span text:style-name="T14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1">Suffix</text:p>
          </table:table-cell>
          <table:covered-table-cell/>
          <table:table-cell table:style-name="Table4.I1" table:number-rows-spanned="2" office:value-type="string">
            <text:p text:style-name="P11">Description</text:p>
          </table:table-cell>
        </table:table-row>
        <table:table-row table:style-name="Table4.1">
          <table:table-cell table:style-name="Table4.A2" office:value-type="string">
            <text:p text:style-name="P11">Byte 1</text:p>
          </table:table-cell>
          <table:table-cell table:style-name="Table4.A2" office:value-type="string">
            <text:p text:style-name="P11">Byte 2</text:p>
          </table:table-cell>
          <table:table-cell table:style-name="Table4.A2" office:value-type="string">
            <text:p text:style-name="P11">Byte 3</text:p>
          </table:table-cell>
          <table:table-cell table:style-name="Table4.A2" office:value-type="string">
            <text:p text:style-name="P11">Byte 4</text:p>
          </table:table-cell>
          <table:table-cell table:style-name="Table4.A2" office:value-type="string">
            <text:p text:style-name="P11">Byte 5</text:p>
          </table:table-cell>
          <table:table-cell table:style-name="Table4.A2" office:value-type="string">
            <text:p text:style-name="P11">Byte 6</text:p>
          </table:table-cell>
          <table:table-cell table:style-name="Table4.A2" office:value-type="string">
            <text:p text:style-name="P11">Byte 7</text:p>
          </table:table-cell>
          <table:table-cell table:style-name="Table4.A2" office:value-type="string">
            <text:p text:style-name="P11">Byte 8</text:p>
          </table:table-cell>
          <table:covered-table-cell/>
        </table:table-row>
        <table:table-row>
          <table:table-cell table:style-name="Table4.A9" table:number-rows-spanned="6" office:value-type="string">
            <text:p text:style-name="P12">01</text:p>
          </table:table-cell>
          <table:table-cell table:style-name="Table4.D9" table:number-rows-spanned="6" office:value-type="string">
            <text:p text:style-name="P12">01</text:p>
          </table:table-cell>
          <table:table-cell table:style-name="Table4.D9" table:number-rows-spanned="6" office:value-type="string">
            <text:p text:style-name="P12">00</text:p>
          </table:table-cell>
          <table:table-cell table:style-name="Table4.D9" table:number-rows-spanned="6" office:value-type="string">
            <text:p text:style-name="P12">00</text:p>
          </table:table-cell>
          <table:table-cell table:style-name="Table4.D9" table:number-rows-spanned="6" office:value-type="string">
            <text:p text:style-name="P12">00</text:p>
          </table:table-cell>
          <table:table-cell table:style-name="Table4.D9" table:number-rows-spanned="6" office:value-type="string">
            <text:p text:style-name="P12">00</text:p>
          </table:table-cell>
          <table:table-cell table:style-name="Table4.D9" office:value-type="string">
            <text:p text:style-name="P12">02</text:p>
          </table:table-cell>
          <table:table-cell table:style-name="Table4.D9" office:value-type="string">
            <text:p text:style-name="P12">01</text:p>
          </table:table-cell>
          <table:table-cell table:style-name="Table4.I8" office:value-type="string">
            <text:p text:style-name="Table_20_Contents">Duplicate Node ID <text:change-start text:change-id="ct140666395302512"/><text:span text:style-name="T1">D</text:span><text:change-end text:change-id="ct140666395302512"/><text:change text:change-id="ct140666391496032"/>etect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9" office:value-type="string">
            <text:p text:style-name="P12">03</text:p>
          </table:table-cell>
          <table:table-cell table:style-name="Table4.D9" office:value-type="string">
            <text:p text:style-name="P12">*</text:p>
          </table:table-cell>
          <table:table-cell table:style-name="Table4.I8" office:value-type="string">
            <text:p text:style-name="Table_20_Contents">Reserved for train Control Protoco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9" office:value-type="string">
            <text:p text:style-name="P12">03</text:p>
          </table:table-cell>
          <table:table-cell table:style-name="Table4.D9" office:value-type="string">
            <text:p text:style-name="P12">01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9" office:value-type="string">
            <text:p text:style-name="P12">03</text:p>
          </table:table-cell>
          <table:table-cell table:style-name="Table4.D9" office:value-type="string">
            <text:p text:style-name="P12">02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9" office:value-type="string">
            <text:p text:style-name="P12">03</text:p>
          </table:table-cell>
          <table:table-cell table:style-name="Table4.D9" office:value-type="string">
            <text:p text:style-name="P12">03</text:p>
          </table:table-cell>
          <table:table-cell table:style-name="Table4.I8" office:value-type="string">
            <text:p text:style-name="Table_20_Contents">This node is a Trai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0" office:value-type="string">
            <text:p text:style-name="P12">03</text:p>
          </table:table-cell>
          <table:table-cell table:style-name="Table4.D10" office:value-type="string">
            <text:p text:style-name="P12">04</text:p>
          </table:table-cell>
          <table:table-cell table:style-name="Table4.I8" office:value-type="string">
            <text:p text:style-name="Table_20_Contents">This node is a Traction Proxy</text:p>
          </table:table-cell>
        </table:table-row>
        <table:table-row>
          <table:table-cell table:style-name="Table4.A9" office:value-type="string">
            <text:p text:style-name="P20"><text:change-start text:change-id="ct140666454214528"/>01<text:change-end text:change-id="ct140666454214528"/></text:p>
          </table:table-cell>
          <table:table-cell table:style-name="Table4.D9" office:value-type="string">
            <text:p text:style-name="P20"><text:change-start text:change-id="ct140666454177456"/>01<text:change-end text:change-id="ct140666454177456"/></text:p>
          </table:table-cell>
          <table:table-cell table:style-name="Table4.D9" office:value-type="string">
            <text:p text:style-name="P20"><text:change-start text:change-id="ct140666395059456"/>01<text:change-end text:change-id="ct140666395059456"/></text:p>
          </table:table-cell>
          <table:table-cell table:style-name="Table4.D9" office:value-type="string">
            <text:p text:style-name="P20"><text:change-start text:change-id="ct140666453935024"/>00<text:change-end text:change-id="ct140666453935024"/></text:p>
          </table:table-cell>
          <table:table-cell table:style-name="Table4.E9" table:number-columns-spanned="2" office:value-type="string">
            <text:p text:style-name="P21"><text:change-start text:change-id="ct140666398467056"/>CBUS<text:line-break/>Node ID<text:change-end text:change-id="ct140666398467056"/></text:p>
          </table:table-cell>
          <table:covered-table-cell/>
          <table:table-cell table:style-name="Table4.G9" table:number-columns-spanned="2" office:value-type="string">
            <text:p text:style-name="P22"><text:change-start text:change-id="ct140666394627344"/>CBUS<text:line-break/>Event ID<text:change-end text:change-id="ct140666394627344"/></text:p>
          </table:table-cell>
          <table:covered-table-cell/>
          <table:table-cell table:style-name="Table4.I9" office:value-type="string">
            <text:p text:style-name="Standard"><text:change-start text:change-id="ct140666391473424"/>Sub<text:change-end text:change-id="ct140666391473424"/><text:change-start text:change-id="ct140666336793456"/><office:annotation><dc:creator>David P Harris</dc:creator><dc:date>2015-10-17T18:00:15.467514000</dc:date><text:list text:style-name=""><text:list-item><text:p text:style-name="P32"><text:span text:style-name="T22">I think this solution for CBus is too restrictive. <text:s text:c="3"/></text:span></text:p></text:list-item></text:list></office:annotation><text:change-end text:change-id="ct140666336793456"/><text:change-start text:change-id="ct140666455279712"/>set of the assigned Node ID space for CBUS mapped nodes. Node ID is 00.00 for short events. This range is an ON request.<text:change-end text:change-id="ct140666455279712"/></text:p>
          </table:table-cell>
        </table:table-row>
        <table:table-row>
          <table:table-cell table:style-name="Table4.A10" office:value-type="string">
            <text:p text:style-name="P20"><text:change-start text:change-id="ct140666395098896"/>01<text:change-end text:change-id="ct140666395098896"/></text:p>
          </table:table-cell>
          <table:table-cell table:style-name="Table4.D10" office:value-type="string">
            <text:p text:style-name="P20"><text:change-start text:change-id="ct140666453652272"/>01<text:change-end text:change-id="ct140666453652272"/></text:p>
          </table:table-cell>
          <table:table-cell table:style-name="Table4.D10" office:value-type="string">
            <text:p text:style-name="P20"><text:change-start text:change-id="ct140666395053232"/>01<text:change-end text:change-id="ct140666395053232"/></text:p>
          </table:table-cell>
          <table:table-cell table:style-name="Table4.D10" office:value-type="string">
            <text:p text:style-name="P20"><text:change-start text:change-id="ct140666391257056"/>01<text:change-end text:change-id="ct140666391257056"/></text:p>
          </table:table-cell>
          <table:table-cell table:style-name="Table4.E10" table:number-columns-spanned="2" office:value-type="string">
            <text:p text:style-name="P20"><text:change-start text:change-id="ct140666394885936"/>CBUS<text:line-break/>Node ID<text:change-end text:change-id="ct140666394885936"/></text:p>
          </table:table-cell>
          <table:covered-table-cell/>
          <table:table-cell table:style-name="Table4.G10" table:number-columns-spanned="2" office:value-type="string">
            <text:p text:style-name="P13"><text:change-start text:change-id="ct140666391155120"/>C<text:change-end text:change-id="ct140666391155120"/><text:change-start text:change-id="ct140666394540560"/>BUS<text:line-break/>Event ID<text:change-end text:change-id="ct140666394540560"/></text:p>
          </table:table-cell>
          <table:covered-table-cell/>
          <table:table-cell table:style-name="Table4.I10" office:value-type="string">
            <text:p text:style-name="Standard"><text:change-start text:change-id="ct140666391037072"/>Subset of the assigned Node ID space for CBUS mapped nodes. Node ID is 00.00 for short events. This range is an <text:span text:style-name="T20">OFF</text:span> request.<text:change-end text:change-id="ct140666391037072"/></text:p>
          </table:table-cell>
        </table:table-row>
      </table:table>
      <text:p text:style-name="P3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s/>1 Introduction (Informative)<text:tab/>1</text:p>
          <text:p text:style-name="P15"><text:s/>2 Intended use (Informative)<text:tab/>1</text:p>
          <text:p text:style-name="P15"><text:s/>3 References and Context (Normative)<text:tab/>1</text:p>
          <text:p text:style-name="P15"><text:s/>4 Format<text:tab/>1</text:p>
          <text:p text:style-name="P15"><text:s/>5 Allocation<text:tab/>2</text:p>
          <text:p text:style-name="P16"><text:s/>5.1 Node ID Based<text:tab/>2</text:p>
          <text:p text:style-name="P16"><text:s/>5.2 Well-Known Automatically-Routed<text:tab/>3</text:p>
          <text:p text:style-name="P16"><text:s/>5.3 Well-Known<text:tab/>4</text:p>
        </text:index-body>
      </text:table-of-conten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0" style:family="paragraph">
      <style:paragraph-properties style:writing-mode="lr-tb"/>
    </style:style>
    <style:style style:name="MP1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3</text:page-number></text:span></text:span><text:span text:style-name="Page_20_Number"><text:span text:style-name="MT1"> of </text:span></text:span><text:span text:style-name="Page_20_Number"><text:span text:style-name="MT1"><text:page-count style:num-format="1">5</text:page-count></text:span></text:span><text:span text:style-name="Page_20_Number"><text:span text:style-name="MT1"> - </text:span></text:span><text:span text:style-name="Page_20_Number"><text:span text:style-name="MT3">Feb 15, 2015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width="2.798in" svg:height="0.9909in" draw:z-index="1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Feb 15, 2015</text:p>
            </table:table-cell>
            <table:table-cell table:style-name="Table1.C1" office:value-type="string">
              <text:p text:style-name="MP6">Adopted</text:p>
            </table:table-cell>
          </table:table-row>
        </table:table>
        <text:p text:style-name="MP7"/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5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1" svg:width="6.5461in" svg:height="2.6185in" draw:transform="skewX (6.73624118882306E-017) rotate (0.785398163397448) translate (1.47222222222222in 4.63819444444444in)"><text:p text:style-name="MP10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5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0" text:date-value="2015-10-17T18:04:18.489085896">10/17/2015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5</text:page-number></text:span></text:span><text:span text:style-name="Page_20_Number"><text:span text:style-name="MT6"> of </text:span></text:span><text:span text:style-name="Page_20_Number"><text:span text:style-name="MT6"><text:page-count style:num-format="1">5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24</meta:editing-cycles>
    <meta:editing-duration>P1DT5H58M38S</meta:editing-duration>
    <meta:generator>LibreOffice/4.4.0.3$MacOSX_X86_64 LibreOffice_project/de093506bcdc5fafd9023ee680b8c60e3e0645d7</meta:generator>
    <dc:date>2015-10-17T18:04:18.295982000</dc:date>
    <dc:creator>David P Harris</dc:creator>
    <meta:document-statistic meta:table-count="4" meta:image-count="1" meta:object-count="0" meta:page-count="5" meta:paragraph-count="149" meta:word-count="626" meta:character-count="3673" meta:non-whitespace-character-count="3179"/>
    <meta:user-defined meta:name="Info 1"/>
    <meta:user-defined meta:name="Info 2"/>
    <meta:user-defined meta:name="Info 3"/>
    <meta:user-defined meta:name="Info 4"/>
  </office:meta>
</office:document-meta>
</file>